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784" calcext:value-type="float">
            <text:p>89.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448" calcext:value-type="float">
            <text:p>89.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296" calcext:value-type="float">
            <text:p>88.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232" calcext:value-type="float">
            <text:p>87.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2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992" calcext:value-type="float">
            <text:p>86.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696" calcext:value-type="float">
            <text:p>86.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456" calcext:value-type="float">
            <text:p>86.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024" calcext:value-type="float">
            <text:p>85.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8488" calcext:value-type="float">
            <text:p>85.4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5736" calcext:value-type="float">
            <text:p>85.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90304" calcext:value-type="float">
            <text:p>85.4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8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928" calcext:value-type="float">
            <text:p>85.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09176" calcext:value-type="float">
            <text:p>85.6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976" calcext:value-type="float">
            <text:p>85.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012" calcext:value-type="float">
            <text:p>85.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8304" calcext:value-type="float">
            <text:p>85.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8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016" calcext:value-type="float">
            <text:p>85.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872" calcext:value-type="float">
            <text:p>85.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87968" calcext:value-type="float">
            <text:p>85.0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256" calcext:value-type="float">
            <text:p>85.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256" calcext:value-type="float">
            <text:p>85.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3312" calcext:value-type="float">
            <text:p>85.1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916" calcext:value-type="float">
            <text:p>85.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256" calcext:value-type="float">
            <text:p>85.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6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768" calcext:value-type="float">
            <text:p>84.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6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576" calcext:value-type="float">
            <text:p>84.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6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528" calcext:value-type="float">
            <text:p>84.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6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2232" calcext:value-type="float">
            <text:p>84.1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6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432" calcext:value-type="float">
            <text:p>84.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6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24" calcext:value-type="float">
            <text:p>83.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6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096" calcext:value-type="float">
            <text:p>83.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6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712" calcext:value-type="float">
            <text:p>83.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76" calcext:value-type="float">
            <text:p>83.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5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704" calcext:value-type="float">
            <text:p>82.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184" calcext:value-type="float">
            <text:p>83.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472" calcext:value-type="float">
            <text:p>83.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328" calcext:value-type="float">
            <text:p>83.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704" calcext:value-type="float">
            <text:p>82.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8472" calcext:value-type="float">
            <text:p>83.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184" calcext:value-type="float">
            <text:p>83.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8" calcext:value-type="float">
            <text:p>83.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608" calcext:value-type="float">
            <text:p>82.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80504" calcext:value-type="float">
            <text:p>83.2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3608" calcext:value-type="float">
            <text:p>82.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4464" calcext:value-type="float">
            <text:p>82.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2488" calcext:value-type="float">
            <text:p>83.1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9704" calcext:value-type="float">
            <text:p>82.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752" calcext:value-type="float">
            <text:p>83.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144" calcext:value-type="float">
            <text:p>83.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104" calcext:value-type="float">
            <text:p>83.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6656" calcext:value-type="float">
            <text:p>82.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792" calcext:value-type="float">
            <text:p>82.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2084" calcext:value-type="float">
            <text:p>82.9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58" calcext:value-type="float">
            <text:p>83.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312" calcext:value-type="float">
            <text:p>82.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456" calcext:value-type="float">
            <text:p>82.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504" calcext:value-type="float">
            <text:p>82.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1792" calcext:value-type="float">
            <text:p>82.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456" calcext:value-type="float">
            <text:p>82.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696" calcext:value-type="float">
            <text:p>82.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456" calcext:value-type="float">
            <text:p>82.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4172" calcext:value-type="float">
            <text:p>82.3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3504" calcext:value-type="float">
            <text:p>82.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072" calcext:value-type="float">
            <text:p>81.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88" calcext:value-type="float">
            <text:p>81.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256" calcext:value-type="float">
            <text:p>81.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6448" calcext:value-type="float">
            <text:p>81.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544" calcext:value-type="float">
            <text:p>81.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4256" calcext:value-type="float">
            <text:p>81.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1208" calcext:value-type="float">
            <text:p>81.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968" calcext:value-type="float">
            <text:p>81.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9016" calcext:value-type="float">
            <text:p>81.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968" calcext:value-type="float">
            <text:p>81.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96" calcext:value-type="float">
            <text:p>80.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96" calcext:value-type="float">
            <text:p>80.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96" calcext:value-type="float">
            <text:p>80.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244" calcext:value-type="float">
            <text:p>80.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2" calcext:value-type="float">
            <text:p>80.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8056" calcext:value-type="float">
            <text:p>80.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196" calcext:value-type="float">
            <text:p>80.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576" calcext:value-type="float">
            <text:p>80.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528" calcext:value-type="float">
            <text:p>80.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7952" calcext:value-type="float">
            <text:p>79.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1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808" calcext:value-type="float">
            <text:p>79.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232" calcext:value-type="float">
            <text:p>79.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0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0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32" calcext:value-type="float">
            <text:p>78.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0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936" calcext:value-type="float">
            <text:p>78.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0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7744" calcext:value-type="float">
            <text:p>78.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0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552" calcext:value-type="float">
            <text:p>78.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09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36" calcext:value-type="float">
            <text:p>78.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024" calcext:value-type="float">
            <text:p>78.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544" calcext:value-type="float">
            <text:p>77.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08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352" calcext:value-type="float">
            <text:p>77.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0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968" calcext:value-type="float">
            <text:p>77.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0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064" calcext:value-type="float">
            <text:p>77.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0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632" calcext:value-type="float">
            <text:p>77.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0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0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0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664" calcext:value-type="float">
            <text:p>75.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08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5992" calcext:value-type="float">
            <text:p>75.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1232" calcext:value-type="float">
            <text:p>75.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07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896" calcext:value-type="float">
            <text:p>75.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0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312" calcext:value-type="float">
            <text:p>74.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472" calcext:value-type="float">
            <text:p>75.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0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352" calcext:value-type="float">
            <text:p>73.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06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576" calcext:value-type="float">
            <text:p>72.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06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816" calcext:value-type="float">
            <text:p>72.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06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06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0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0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4136" calcext:value-type="float">
            <text:p>71.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0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0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0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0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0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0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976" calcext:value-type="float">
            <text:p>70.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448" calcext:value-type="float">
            <text:p>70.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0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6976" calcext:value-type="float">
            <text:p>70.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0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4736" calcext:value-type="float">
            <text:p>69.1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0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324" calcext:value-type="float">
            <text:p>68.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0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8" calcext:value-type="float">
            <text:p>67.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0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184" calcext:value-type="float">
            <text:p>68.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0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0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5704" calcext:value-type="float">
            <text:p>67.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0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0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032" calcext:value-type="float">
            <text:p>67.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0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0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1952" calcext:value-type="float">
            <text:p>66.6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0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12" calcext:value-type="float">
            <text:p>66.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0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888" calcext:value-type="float">
            <text:p>67.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0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648" calcext:value-type="float">
            <text:p>67.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0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968" calcext:value-type="float">
            <text:p>66.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0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776" calcext:value-type="float">
            <text:p>65.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200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5872" calcext:value-type="float">
            <text:p>65.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16601</text:p>
          </table:table-cell>
          <table:table-cell office:value-type="string" calcext:value-type="string">
            <text:p>Canadian River Municipal Water Authority Adobe Creek SE Quad</text:p>
          </table:table-cell>
          <table:table-cell office:value-type="string" calcext:value-type="string">
            <text:p>199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78" calcext:value-type="float">
            <text:p>66.2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82" meta:object-count="0"/>
    <meta:user-defined meta:name="AppVersion">3.0</meta:user-defined>
  </office:meta>
</office:document-meta>
</file>